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1.5pt solid #000000" fo:border-right="1.5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1.5pt solid #000000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1.5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1.5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1.5pt solid #000000" fo:border-right="1.5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none" fo:border-right="none" fo:border-top="1.5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1.5pt solid #000000" fo:border-left="none" fo:border-right="none" fo:border-top="0.06pt solid #000000"/>
    </style:style>
    <style:style style:name="ce18" style:family="table-cell" style:parent-style-name="Default">
      <style:table-cell-properties fo:border-bottom="none" fo:border-left="none" fo:border-right="1.5pt solid #000000" fo:border-top="1.5pt solid #000000"/>
    </style:style>
    <style:style style:name="ce19" style:family="table-cell" style:parent-style-name="Default">
      <style:table-cell-properties fo:border-bottom="none" fo:border-left="none" fo:border-right="1.5pt solid #000000" fo:border-top="none"/>
    </style:style>
    <style:style style:name="ce20" style:family="table-cell" style:parent-style-name="Default">
      <style:table-cell-properties fo:border-bottom="0.06pt solid #000000" fo:border-left="none" fo:border-right="1.5pt solid #000000" fo:border-top="none"/>
    </style:style>
    <style:style style:name="ce21" style:family="table-cell" style:parent-style-name="Default">
      <style:table-cell-properties fo:border-bottom="0.06pt solid #000000" fo:border-left="none" fo:border-right="1.5pt solid #000000" fo:border-top="0.06pt solid #000000"/>
    </style:style>
    <style:style style:name="ce22" style:family="table-cell" style:parent-style-name="Default">
      <style:table-cell-properties fo:border-bottom="none" style:text-align-source="fix" style:repeat-content="false" fo:border-left="none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1.5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1.5pt solid #000000" fo:border-left="none" fo:border-right="1.5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number-columns-repeated="2" table:default-cell-style-name="ce15"/>
        <table:table-column table:style-name="co2" table:default-cell-style-name="ce15"/>
        <table:table-column table:style-name="co1" table:default-cell-style-name="ce15"/>
        <table:table-column table:style-name="co1" table:default-cell-style-name="ce23"/>
        <table:table-row table:style-name="ro1">
          <table:table-cell table:style-name="ce1" office:value-type="string" calcext:value-type="string" table:number-columns-spanned="6" table:number-rows-spanned="1">
            <text:p>Adi Shankara Institute of Engineering &amp; Technology</text:p>
          </table:table-cell>
          <table:covered-table-cell table:number-columns-repeated="4" table:style-name="ce10"/>
          <table:covered-table-cell table:style-name="ce18"/>
        </table:table-row>
        <table:table-row table:style-name="ro2">
          <table:table-cell table:style-name="ce2" office:value-type="string" calcext:value-type="string" table:number-columns-spanned="6" table:number-rows-spanned="1">
            <text:p>Vidya Bharathi Nagar , Mattoor, Kalady,Ernakulam District, Kerala State, Pin: 683574</text:p>
          </table:table-cell>
          <table:covered-table-cell table:number-columns-repeated="4" table:style-name="ce11"/>
          <table:covered-table-cell table:style-name="ce19"/>
        </table:table-row>
        <table:table-row table:style-name="ro2">
          <table:table-cell table:style-name="ce2" office:value-type="string" calcext:value-type="string" table:number-columns-spanned="6" table:number-rows-spanned="1">
            <text:p>Tel: 0484-2463825, 2466066, 2461933</text:p>
          </table:table-cell>
          <table:covered-table-cell table:number-columns-repeated="4" table:style-name="ce11"/>
          <table:covered-table-cell table:style-name="ce19"/>
        </table:table-row>
        <table:table-row table:style-name="ro2">
          <table:table-cell table:style-name="ce3" office:value-type="string" calcext:value-type="string" table:number-columns-spanned="6" table:number-rows-spanned="1">
            <text:p>Email: info@adishankara.ac.in</text:p>
          </table:table-cell>
          <table:covered-table-cell table:number-columns-repeated="4" table:style-name="ce12"/>
          <table:covered-table-cell table:style-name="ce20"/>
        </table:table-row>
        <table:table-row table:style-name="ro2">
          <table:table-cell table:style-name="ce4" office:value-type="string" calcext:value-type="string" table:number-columns-spanned="6" table:number-rows-spanned="1">
            <text:p>Department:CSE <text:s text:c="3"/>Batch:CSE 2021-B <text:s text:c="3"/>Semester:S4</text:p>
          </table:table-cell>
          <table:covered-table-cell table:number-columns-repeated="4" table:style-name="ce13"/>
          <table:covered-table-cell table:style-name="ce21"/>
        </table:table-row>
        <table:table-row table:style-name="ro2">
          <table:table-cell table:style-name="ce4" office:value-type="string" calcext:value-type="string" table:number-columns-spanned="6" table:number-rows-spanned="1">
            <text:p>CST 204 DATABASE MANAGEMENT SYSTEMS</text:p>
          </table:table-cell>
          <table:covered-table-cell table:number-columns-repeated="4" table:style-name="ce13"/>
          <table:covered-table-cell table:style-name="ce21"/>
        </table:table-row>
        <table:table-row table:style-name="ro2">
          <table:table-cell table:style-name="ce4" office:value-type="string" calcext:value-type="string" table:number-columns-spanned="6" table:number-rows-spanned="1">
            <text:p>Assignment Mark(By Total)</text:p>
          </table:table-cell>
          <table:covered-table-cell table:number-columns-repeated="4" table:style-name="ce13"/>
          <table:covered-table-cell table:style-name="ce21"/>
        </table:table-row>
        <table:table-row table:style-name="ro2">
          <table:table-cell table:style-name="ce5" office:value-type="string" calcext:value-type="string">
            <text:p>Sl.No</text:p>
          </table:table-cell>
          <table:table-cell table:style-name="ce14" office:value-type="string" calcext:value-type="string">
            <text:p>Student ID</text:p>
          </table:table-cell>
          <table:table-cell table:style-name="ce14" office:value-type="string" calcext:value-type="string">
            <text:p>Roll No</text:p>
          </table:table-cell>
          <table:table-cell table:style-name="ce14" office:value-type="string" calcext:value-type="string">
            <text:p>Name of Student</text:p>
          </table:table-cell>
          <table:table-cell table:style-name="ce14"/>
          <table:table-cell table:style-name="ce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.Tech.7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evan K Joy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.Tech.7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iffina Rodrigu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.Tech5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smiy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.Tech.6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Antony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.Tech.8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shua Johnson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.Tech.13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rthik G Sajeev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.Tech.11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rthik Suni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.Tech.5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vya Lakshmi 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.Tech.11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ishnapriya R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.Tech.12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kshmimol P R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.Tech.13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hmood Thanzee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.Tech.7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avika R Nair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.Tech5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neesha M M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.Tech.6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nuel Saju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.Tech.6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ia Davis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.Tech.13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riya Shaju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.Tech5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dhun N S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.Tech.13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hamed Shamil Abdul Salam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.Tech.5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hammed Irshan C 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B.Tech.6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hammed Adnan Kamal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1BCS1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fzin Najeeb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.Tech.7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ndana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.Tech.137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ndana K 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.Tech.13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nditha Rajesh Nambiar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B.Tech.11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ndkishore Binraj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.Tech5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ema P Eldh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.Tech.11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ha Parvathy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.Tech.5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lvin Savi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.Tech.9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ibu Mathew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.Tech.6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idhin Seemkumar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B.Tech.11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khil J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B.Tech.6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ikhil Manoj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B.Tech.12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immy K Jolly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.Tech.78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iranjan Thomas B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.Tech.12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 A Mohammed Fayad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.Tech.125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vi V S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.Tech.6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adeesh Kumar P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B.Tech.134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anav Sekhar P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B.Tech.6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ihan C Sudheer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B.Tech.99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hit Biju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B.Tech.124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 Arjun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B.Tech.5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 Krishnanjali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.Tech.59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 Nandhagopa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B.Tech.11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achin Suresh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B.Tech.9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afa R 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.Tech.7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am Davis Marti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B.Tech.10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angeeth Shabu Thambi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B.Tech.13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anjay Menon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B.Tech.59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anju Joshy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B.Tech.12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ethal Baby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B.Tech5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eena Leem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B.Tech.135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hahal Moideen P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.Tech.11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haron Sojan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.Tech.6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houn Augusti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B.Tech.11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dharth Satyam Krishna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B.Tech.12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neha Pau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B.Tech.13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ourav S Pai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B.Tech.67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reehari Meleth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B.Tech57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reeraj 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B.Tech58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 Harihara Iyer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B.Tech.13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arsha V Rames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B.Tech.134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Yadu Krishna M S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22BL1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biya Sajan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22BL1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andra Siva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" office:value-type="float" office:value="65" calcext:value-type="float">
            <text:p>65</text:p>
          </table:table-cell>
          <table:table-cell table:style-name="ce16" office:value-type="string" calcext:value-type="string">
            <text:p>22BL15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string" calcext:value-type="string">
            <text:p>Yedukrishnan A M</text:p>
          </table:table-cell>
          <table:table-cell table:style-name="ce16" office:value-type="float" office:value="10" calcext:value-type="float">
            <text:p>10</text:p>
          </table:table-cell>
          <table:table-cell table:style-name="ce24"/>
        </table:table-row>
        <table:table-row table:style-name="ro2">
          <table:table-cell table:style-name="ce4" table:number-columns-spanned="6" table:number-rows-spanned="1"/>
          <table:covered-table-cell table:number-columns-repeated="4" table:style-name="ce13"/>
          <table:covered-table-cell table:style-name="ce21"/>
        </table:table-row>
        <table:table-row table:style-name="ro2">
          <table:table-cell table:style-name="ce8" office:value-type="string" calcext:value-type="string" table:number-columns-spanned="6" table:number-rows-spanned="1">
            <text:p>Staffname &amp; Signature:Sumesh Raman</text:p>
          </table:table-cell>
          <table:covered-table-cell table:number-columns-repeated="4" table:style-name="ce13"/>
          <table:covered-table-cell table:style-name="ce21"/>
        </table:table-row>
        <table:table-row table:style-name="ro2">
          <table:table-cell table:style-name="ce9" office:value-type="string" calcext:value-type="string" table:number-columns-spanned="6" table:number-rows-spanned="1">
            <text:p>Date &amp; Time:14-03-2023 10:28 am</text:p>
          </table:table-cell>
          <table:covered-table-cell table:number-columns-repeated="4" table:style-name="ce17"/>
          <table:covered-table-cell table:style-name="ce25"/>
        </table:table-row>
      </table:table>
      <table:named-expressions>
        <table:named-range table:name="HTML_1" table:base-cell-address="$Sheet1.$A$1" table:cell-range-address="$Sheet1.$A$1:.$F$76"/>
        <table:named-range table:name="HTML_2 - myTable" table:base-cell-address="$Sheet1.$A$1" table:cell-range-address="$Sheet1.$A$8:.$F$73"/>
        <table:named-range table:name="HTML_all" table:base-cell-address="$Sheet1.$A$1" table:cell-range-address="$Sheet1.$A$1:.$F$76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4T10:32:14.003540341</dc:date>
    <meta:editing-duration>PT2M57S</meta:editing-duration>
    <meta:editing-cycles>1</meta:editing-cycles>
    <meta:document-statistic meta:table-count="1" meta:cell-count="338" meta:object-count="0"/>
    <meta:generator>LibreOffice/7.3.7.2$Linux_X86_64 LibreOffice_project/30$Build-2</meta:generator>
  </office:meta>
</office:document-meta>
</file>